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C000002CDD233C197A97C15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5cm" svg:height="18.97cm" svg:x="1.872cm" svg:y="5.349cm">
          <draw:image xlink:href="Pictures/100000000000028C000002CDD233C197A97C15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8T16:02:27.289038020</dc:date>
    <meta:editing-duration>PT20H7M51S</meta:editing-duration>
    <meta:editing-cycles>1</meta:editing-cycles>
    <meta:document-statistic meta:object-count="1"/>
    <meta:generator>LibreOffice/5.1.6.2$Linux_X86_64 LibreOffice_project/10m0$Build-2</meta:generator>
  </office:meta>
</office:document-meta>
</file>